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3" text:outline-level="3">🌑 <text:span text:style-name="Strong_20_Emphasis">Ideas místicas sugeridas por el laboratorio del capítulo ADN – memoria del sistema</text:span></text:h>
      <text:list xml:id="list4264670244" text:style-name="L1">
        <text:list-item>
          <text:p text:style-name="P1"><text:span text:style-name="Strong_20_Emphasis">La memoria como raíz de la existencia</text:span></text:p>
          <text:list>
            <text:list-item>
              <text:p text:style-name="P1">La vida no existiría sin memoria.</text:p>
            </text:list-item>
            <text:list-item>
              <text:p text:style-name="P1">Lo que hoy somos está tejido por lo que fue antes, y lo que seremos depende de lo que recordamos.</text:p>
            </text:list-item>
            <text:list-item>
              <text:p text:style-name="P1">Místicamente: la memoria es como un río que nunca se detiene, un cauce secreto que transporta la esencia de la vida a través del tiempo.</text:p>
            </text:list-item>
          </text:list>
        </text:list-item>
        <text:list-item>
          <text:p text:style-name="P1"><text:span text:style-name="Strong_20_Emphasis">El despertar del Ser en la materia</text:span></text:p>
          <text:list>
            <text:list-item>
              <text:p text:style-name="P1">Al principio, la materia era solo combinaciones inertes.</text:p>
            </text:list-item>
            <text:list-item>
              <text:p text:style-name="P1">Pero cuando ciertas moléculas comenzaron a recordar y a aprender, surgió algo nuevo: la vida.</text:p>
            </text:list-item>
            <text:list-item>
              <text:p text:style-name="P1">Místicamente: ese instante es el despertar del Espíritu en la materia, el momento en que la tierra sin alma comienza a soñar.</text:p>
            </text:list-item>
          </text:list>
        </text:list-item>
        <text:list-item>
          <text:p text:style-name="P1"><text:span text:style-name="Strong_20_Emphasis">La inmortalidad del ADN</text:span></text:p>
          <text:list>
            <text:list-item>
              <text:p text:style-name="P1">Los individuos mueren, pero el ADN continúa, saltando de cuerpo en cuerpo.</text:p>
            </text:list-item>
            <text:list-item>
              <text:p text:style-name="P1">En él se acumula la sabiduría de millones de generaciones.</text:p>
            </text:list-item>
            <text:list-item>
              <text:p text:style-name="P1">Místicamente: es el hilo invisible que nos conecta con todos los que vivieron antes, y con todos los que vivirán después; un linaje eterno que nunca se rompe.</text:p>
            </text:list-item>
          </text:list>
        </text:list-item>
        <text:list-item>
          <text:p text:style-name="P1"><text:span text:style-name="Strong_20_Emphasis">La inteligencia oculta en la estructura</text:span></text:p>
          <text:list>
            <text:list-item>
              <text:p text:style-name="P1">La inteligencia no viene de afuera: brota de la propia estructura que crea el ADN.</text:p>
            </text:list-item>
            <text:list-item>
              <text:p text:style-name="P1">Lo que parece azar es en realidad un diseño que encierra intención.</text:p>
            </text:list-item>
            <text:list-item>
              <text:p text:style-name="P1">Místicamente: es como un plan secreto inscrito en lo profundo del mundo, una voz silenciosa que guía a cada ser hacia su destino.</text:p>
            </text:list-item>
          </text:list>
        </text:list-item>
        <text:list-item>
          <text:p text:style-name="P1"><text:span text:style-name="Strong_20_Emphasis">El Espíritu como inteligencia de la vida</text:span></text:p>
          <text:list>
            <text:list-item>
              <text:p text:style-name="P1">Cuando el ADN recuerda y aprende, aparece algo que trasciende la materia: el Espíritu.</text:p>
            </text:list-item>
            <text:list-item>
              <text:p text:style-name="P1">Místicamente: el Espíritu no es un ente separado, sino la corriente de inteligencia que atraviesa la vida entera; está en cada ser, pero no pertenece a ninguno.</text:p>
            </text:list-item>
          </text:list>
        </text:list-item>
        <text:list-item>
          <text:p text:style-name="P1"><text:span text:style-name="Strong_20_Emphasis">El límite de lo inerte y lo vivo</text:span></text:p>
          <text:list>
            <text:list-item>
              <text:p text:style-name="P1">El fuego y la vida son reacciones naturales, pero la vida se organiza, aprende, persiste, se adapta.</text:p>
            </text:list-item>
            <text:list-item>
              <text:p text:style-name="P1"><text:soft-page-break/>A partir de cierto punto, ya no puede llamarse inerte lo que respira inteligencia.</text:p>
            </text:list-item>
            <text:list-item>
              <text:p text:style-name="P1">Místicamente: la vida es fuego sagrado, distinto al fuego común, porque arde con propósito.</text:p>
            </text:list-item>
          </text:list>
        </text:list-item>
        <text:list-item>
          <text:p text:style-name="P1"><text:span text:style-name="Strong_20_Emphasis">El misterio de la memoria inmutable</text:span></text:p>
          <text:list>
            <text:list-item>
              <text:p text:style-name="P1">El ADN es una memoria de solo lectura: lo que allí está escrito no cambia.</text:p>
            </text:list-item>
            <text:list-item>
              <text:p text:style-name="P1">Pero entonces surge la paradoja: ¿cómo avanza la vida si su memoria no puede modificarse?</text:p>
            </text:list-item>
            <text:list-item>
              <text:p text:style-name="P1">Místicamente: es como un libro sellado, que no puede reescribirse, pero cuya lectura incesante genera siempre nuevas historias. La vida avanza descifrando un código que es eterno e intocable.</text:p>
            </text:list-item>
          </text:list>
        </text:list-item>
      </text:list>
      <text:p text:style-name="Horizontal_20_Line"/>
      <text:p text:style-name="Text_20_body">📖 Estas son las semillas místicas que podemos traducir a símbolos narrativos en la aventura de Elara. Por ejemplo:</text:p>
      <text:list xml:id="list3973718796" text:style-name="L2">
        <text:list-item>
          <text:p text:style-name="P2">Elara podría encontrar un <text:span text:style-name="Strong_20_Emphasis">río subterráneo</text:span> que nunca se detiene (símbolo de la memoria).</text:p>
        </text:list-item>
        <text:list-item>
          <text:p text:style-name="P2">Un <text:span text:style-name="Strong_20_Emphasis">altar con fuego eterno</text:span> que representa la chispa que diferencia lo inerte de lo vivo.</text:p>
        </text:list-item>
        <text:list-item>
          <text:p text:style-name="P2">Un <text:span text:style-name="Strong_20_Emphasis">manuscrito sagrado que no puede escribirse de nuevo</text:span>, pero cuya lectura cambia al lector.</text:p>
        </text:list-item>
        <text:list-item>
          <text:p text:style-name="P2">Una <text:span text:style-name="Strong_20_Emphasis">cadena de ancestros</text:span> representada por voces o apariciones que la guían.</text:p>
        </text:list-item>
        <text:list-item>
          <text:p text:style-name="P2">Un <text:span text:style-name="Strong_20_Emphasis">umbral o frontera</text:span> donde la piedra parece despertar y hablar (el límite entre lo inerte y lo vivo).</text:p>
        </text:list-item>
      </text:list>
      <text:p text:style-name="Horizontal_20_Line"/>
      <text:p text:style-name="Text_20_body">¿Quieres que te arme un <text:span text:style-name="Strong_20_Emphasis">esquema narrativo directo para la aventura de Elara</text:span>, usando estas ideas como núcleos simbólicos de escenas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21T18:32:10.168000000</meta:creation-date>
    <dc:date>2025-09-27T18:58:22.940000000</dc:date>
    <meta:editing-duration>PT1M26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35" meta:word-count="547" meta:character-count="3029" meta:non-whitespace-character-count="2548"/>
  </office:meta>
</office:document-meta>
</file>